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árrafodelista" style:list-style-name="LFO1" style:family="paragraph">
      <style:text-properties fo:font-weight="bold" style:font-weight-asian="bold" style:font-weight-complex="bold"/>
    </style:style>
    <style:style style:name="P4" style:parent-style-name="Párrafodelista" style:list-style-name="LFO2" style:family="paragraph"/>
    <style:style style:name="P5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6" style:parent-style-name="Párrafodelista" style:list-style-name="LFO2" style:family="paragraph"/>
    <style:style style:name="P7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Párrafodelista" style:list-style-name="LFO3" style:family="paragraph"/>
    <style:style style:name="P11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2" style:parent-style-name="Párrafodelista" style:list-style-name="LFO3" style:family="paragraph"/>
    <style:style style:name="P13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4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15" style:parent-style-name="Párrafodelista" style:list-style-name="LFO1" style:family="paragraph">
      <style:text-properties fo:font-weight="bold" style:font-weight-asian="bold" style:font-weight-complex="bold"/>
    </style:style>
    <style:style style:name="P16" style:parent-style-name="Párrafodelista" style:list-style-name="LFO4" style:family="paragraph"/>
    <style:style style:name="P17" style:parent-style-name="Párrafodelista" style:family="paragraph">
      <style:paragraph-properties fo:margin-left="1.2333in">
        <style:tab-stops/>
      </style:paragraph-properties>
      <style:text-properties fo:font-weight="bold" style:font-weight-asian="bold" style:font-weight-complex="bold"/>
    </style:style>
    <style:style style:name="P18" style:parent-style-name="Párrafodelista" style:list-style-name="LFO1" style:family="paragraph">
      <style:text-properties fo:font-weight="bold" style:font-weight-asian="bold" style:font-weight-complex="bold"/>
    </style:style>
    <style:style style:name="P19" style:parent-style-name="Párrafodelista" style:list-style-name="LFO5" style:family="paragraph"/>
    <style:style style:name="P20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1" style:parent-style-name="Párrafodelista" style:list-style-name="LFO5" style:family="paragraph"/>
    <style:style style:name="P22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3" style:parent-style-name="Párrafodelista" style:list-style-name="LFO1" style:family="paragraph">
      <style:text-properties fo:font-weight="bold" style:font-weight-asian="bold" style:font-weight-complex="bold"/>
    </style:style>
    <style:style style:name="P24" style:parent-style-name="Párrafodelista" style:list-style-name="LFO6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Párrafodelista" style:list-style-name="LFO6" style:family="paragraph"/>
    <style:style style:name="P27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8" style:parent-style-name="Párrafodelista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Actividad de clase 3</text:p>
      <text:p text:style-name="Normal"/>
      <text:p text:style-name="Normal">Para entender mejor qué significa la usabilidad en aplicaciones y productos digitales, vamos a ver este vídeo:<text:s/><text:a xlink:href="https://www.youtube.com/watch?v=vq9Pl_SCUQY" office:target-frame-name="_top" xlink:show="replace"><text:span text:style-name="Hipervínculo">¿Qué es USABILIDAD? + Ejemplo 100% real.</text:span></text:a></text:p>
      <text:p text:style-name="Normal">En él se explican los aspectos básicos del concepto de usabilidad y se muestran ejemplos que te ayudarán a diferenciar entre una aplicación que resulta fácil de usar y otra que no lo es.</text:p>
      <text:p text:style-name="P2">Preguntas de reflexión:</text:p>
      <text:list text:style-name="LFO1" text:continue-numbering="true">
        <text:list-item>
          <text:p text:style-name="P3">Según el vídeo, la usabilidad se define como “asegurarse de que algo funcione bien y que pueda usarse sin frustraciones”.</text:p>
        </text:list-item>
      </text:list>
      <text:list text:style-name="LFO2" text:continue-numbering="true">
        <text:list-item>
          <text:p text:style-name="P4">¿Qué ejemplos cotidianos conoces (fuera de lo digital) que cumplen esa definición?</text:p>
        </text:list-item>
      </text:list>
      <text:p text:style-name="P5">Una máquina de gimnasio, una tostadora antigua, una microondas antigua.</text:p>
      <text:list text:style-name="LFO2" text:continue-numbering="true">
        <text:list-item>
          <text:p text:style-name="P6">¿Y qué ejemplos incumplen esa idea?</text:p>
        </text:list-item>
      </text:list>
      <text:p text:style-name="P7">Por ejemplo, si te compras un sofá-cama y te sea muy complicado sacar los cojines para sacar la cama, puertas giratorias, puertas mal diseñadas.</text:p>
      <text:list text:style-name="LFO1" text:continue-numbering="true">
        <text:list-item>
          <text:p text:style-name="P8"><text:span text:style-name="T9">Jakob Nielsen habla de cinco componentes de la usabilidad: aprendizaje, eficiencia, memoria, errores y satisfacción.</text:span></text:p>
        </text:list-item>
      </text:list>
      <text:list text:style-name="LFO3" text:continue-numbering="true">
        <text:list-item>
          <text:p text:style-name="P10">Elige una aplicación web o móvil que uses mucho. ¿En cuál de estos 5 componentes dirías que destaca? ¿En cuál falla más?</text:p>
        </text:list-item>
      </text:list>
      <text:p text:style-name="P11">Firefox, destaca en aprendizaje. Falla más en errores.</text:p>
      <text:list text:style-name="LFO3" text:continue-numbering="true">
        <text:list-item>
          <text:p text:style-name="P12">¿Qué mejora concreta propondrías para reforzar el componente más débil?</text:p>
        </text:list-item>
      </text:list>
      <text:p text:style-name="P13">Una guía de errores para que el usuario sepa qué hacer en cada caso.</text:p>
      <text:p text:style-name="P14"/>
      <text:soft-page-break/>
      <text:list text:style-name="LFO1" text:continue-numbering="true">
        <text:list-item>
          <text:p text:style-name="P15">El vídeo menciona la metáfora: “la usabilidad es como el oxígeno: no la notas hasta que te falta”.</text:p>
        </text:list-item>
      </text:list>
      <text:list text:style-name="LFO4" text:continue-numbering="true">
        <text:list-item>
          <text:p text:style-name="P16">¿Recuerdas una situación en la que notaste la “falta de oxígeno” en una app o web (es decir, mala usabilidad)? ¿Qué pasó y cómo reaccionaste?</text:p>
        </text:list-item>
      </text:list>
      <text:p text:style-name="P17">Sí, fue cuando usé la aplicación de eclipse por primera vez, estaba super difícil de usar, intenté buscar alguna guía en internet.</text:p>
      <text:list text:style-name="LFO1" text:continue-numbering="true">
        <text:list-item>
          <text:p text:style-name="P18">Se cuenta el ejemplo del botón de 300 millones de dólares.</text:p>
        </text:list-item>
      </text:list>
      <text:list text:style-name="LFO5" text:continue-numbering="true">
        <text:list-item>
          <text:p text:style-name="P19">¿Por qué un cambio tan pequeño (de “registrarse” a “continuar como invitado”) tuvo un impacto tan grande?</text:p>
        </text:list-item>
      </text:list>
      <text:p text:style-name="P20">Porque era una novedad para esa época, ya que a la gente le resulta más fácil y rápido darle a un botón y no tener necesidad de registrarse.</text:p>
      <text:list text:style-name="LFO5" text:continue-numbering="true">
        <text:list-item>
          <text:p text:style-name="P21">¿Se te ocurre algún “botón” similar que podría mejorarse en aplicaciones que uses habitualmente?</text:p>
        </text:list-item>
      </text:list>
      <text:p text:style-name="P22">El botón para pausar tu red social.</text:p>
      <text:list text:style-name="LFO1" text:continue-numbering="true">
        <text:list-item>
          <text:p text:style-name="P23">Jakob Nielsen define la usabilidad como “eficiencia, efectividad y satisfacción en un contexto determinado”.</text:p>
        </text:list-item>
      </text:list>
      <text:list text:style-name="LFO6" text:continue-numbering="true">
        <text:list-item>
          <text:p text:style-name="P24">¿Por qué crees que es importante incluir la idea de “contexto” en la definición?<text:s/><text:span text:style-name="T25">Porque la aplicación puede estar pensada para usarse en un contexto específico, por ejemplo, una aplicación de entrenamiento.</text:span></text:p>
        </text:list-item>
        <text:list-item>
          <text:p text:style-name="P26">Pon un ejemplo de una app que sea usable en un contexto y menos usable en otro.</text:p>
        </text:list-item>
      </text:list>
      <text:p text:style-name="P27">Una aplicación de entrenamiento, solo es usable para el entrenamiento.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style:font-weight-complex="bold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5T06:24:00Z</meta:creation-date>
    <dc:date>2025-09-25T07:19:00Z</dc:date>
    <meta:template xlink:href="Normal.dotm" xlink:type="simple"/>
    <meta:editing-cycles>5</meta:editing-cycles>
    <meta:editing-duration>PT2640S</meta:editing-duration>
    <meta:document-statistic meta:page-count="2" meta:paragraph-count="5" meta:word-count="403" meta:character-count="2615" meta:row-count="18" meta:non-whitespace-character-count="2217"/>
  </office:meta>
</office:document-meta>
</file>